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>
      <style:paragraph-properties fo:margin-top="0in" fo:margin-bottom="0in" loext:contextual-spacing="false"/>
    </style:style>
    <style:style style:name="P13" style:family="paragraph" style:parent-style-name="Text_20_body" style:list-style-name="L1">
      <style:paragraph-properties fo:margin-top="0in" fo:margin-bottom="0in" loext:contextual-spacing="false"/>
    </style:style>
    <style:style style:name="P14" style:family="paragraph" style:parent-style-name="Text_20_body" style:list-style-name="L3">
      <style:paragraph-properties fo:margin-top="0in" fo:margin-bottom="0in" loext:contextual-spacing="false"/>
    </style:style>
    <style:style style:name="P15" style:family="paragraph" style:parent-style-name="Text_20_body" style:list-style-name="L5">
      <style:paragraph-properties fo:margin-top="0in" fo:margin-bottom="0in" loext:contextual-spacing="false"/>
    </style:style>
    <style:style style:name="P16" style:family="paragraph" style:parent-style-name="Text_20_body" style:list-style-name="L7">
      <style:paragraph-properties fo:margin-top="0in" fo:margin-bottom="0in" loext:contextual-spacing="false"/>
    </style:style>
    <style:style style:name="P17" style:family="paragraph" style:parent-style-name="Text_20_body" style:list-style-name="L9">
      <style:paragraph-properties fo:margin-top="0in" fo:margin-bottom="0in" loext:contextual-spacing="false"/>
    </style:style>
    <style:style style:name="P18" style:family="paragraph" style:parent-style-name="Text_20_body" style:list-style-name="L10">
      <style:paragraph-properties fo:margin-top="0in" fo:margin-bottom="0in" loext:contextual-spacing="false"/>
    </style:style>
    <style:style style:name="P19" style:family="paragraph" style:parent-style-name="Text_20_body" style:list-style-name="L11">
      <style:paragraph-properties fo:margin-top="0in" fo:margin-bottom="0in" loext:contextual-spacing="false"/>
    </style:style>
    <style:style style:name="P20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metheus Pushgateway provides a push-based method for sending metrics to Prometheus for special cases that need such a method. In this lesson, we explore the process of pushing metrics to Prometheus via Pushgateway. We demonstrate the process of sending metric data through Pushgateway using the Pushgateway API.</text:p>
      <text:h text:style-name="Heading_20_4" text:outline-level="4"><text:bookmark text:name="relevant-documentation"/>Relevant Documentation</text:h>
      <text:list xml:id="list3500256501" text:style-name="L11">
        <text:list-item>
          <text:p text:style-name="P19"><text:a xlink:type="simple" xlink:href="https://prometheus.io/docs/instrumenting/pushing/" text:style-name="Internet_20_link" text:visited-style-name="Visited_20_Internet_20_Link">Pushing Metrics</text:a></text:p>
        </text:list-item>
        <text:list-item>
          <text:p text:style-name="P11"><text:a xlink:type="simple" xlink:href="https://github.com/prometheus/pushgateway" text:style-name="Internet_20_link" text:visited-style-name="Visited_20_Internet_20_Link">Prometheus Pushgateway</text:a></text:p>
        </text:list-item>
      </text:list>
      <text:h text:style-name="Heading_20_3" text:outline-level="3"><text:bookmark text:name="lesson-reference"/>Lesson Reference</text:h>
      <text:p text:style-name="Text_20_body">Log in to your Prometheus/Pushgateway server.</text:p>
      <text:p text:style-name="Text_20_body">Make a curl request to send some metrics to the Pushgateway API:</text:p>
      <text:p text:style-name="P20"><text:span text:style-name="Source_20_Text">echo "value_of_pi 3.14" | curl --data-binary @- http://localhost:9091/metrics/job/my_job</text:span></text:p>
      <text:p text:style-name="Text_20_body">Query the Pushgateway metrics endpoint to see the metric you submitted:</text:p>
      <text:p text:style-name="P20"><text:span text:style-name="Source_20_Text">curl localhost:9091/metrics</text:span></text:p>
      <text:p text:style-name="Text_20_body">Make another curl request with a more complex set of metrics, this time specifying an instance:</text:p>
      <text:p text:style-name="Preformatted_20_Text"><text:span text:style-name="Source_20_Text">cat &lt;&lt; EOF | curl --data-binary @- http://localhost:9091/metrics/job/my_job/instance/my_instance</text:span></text:p>
      <text:p text:style-name="Preformatted_20_Text"><text:span text:style-name="Source_20_Text"># TYPE temperature gauge</text:span></text:p>
      <text:p text:style-name="Preformatted_20_Text"><text:span text:style-name="Source_20_Text">temperature{location="room1"} 31</text:span></text:p>
      <text:p text:style-name="Preformatted_20_Text"><text:span text:style-name="Source_20_Text">temperature{location="room2"} 33</text:span></text:p>
      <text:p text:style-name="Preformatted_20_Text"><text:span text:style-name="Source_20_Text"># TYPE my_metric gauge</text:span></text:p>
      <text:p text:style-name="Preformatted_20_Text"><text:span text:style-name="Source_20_Text"># HELP my_metric An example.</text:span></text:p>
      <text:p text:style-name="Preformatted_20_Text"><text:span text:style-name="Source_20_Text">my_metric 5</text:span></text:p>
      <text:p text:style-name="P20"><text:span text:style-name="Source_20_Text">EOF</text:span></text:p>
      <text:p text:style-name="Text_20_body">Check the Pushgateway metrics endpoint again:</text:p>
      <text:p text:style-name="P20"><text:span text:style-name="Source_20_Text">curl localhost:9091/metrics</text:span></text:p>
      <text:p text:style-name="Text_20_body">Look for your newly pushed metrics in Prometheus using the expression browser (<text:span text:style-name="Source_20_Text">http://&lt;PROMETHEUS_SERVER_PUBLIC_IP&gt;:9090</text:span>). Run some queries to locate your data:</text:p>
      <text:p text:style-name="P20"><text:span text:style-name="Source_20_Text">value_of_pi</text:span></text:p>
      <text:p text:style-name="P20"><text:span text:style-name="Source_20_Text">temperature</text:span></text:p>
      <text:p text:style-name="P20"><text:span text:style-name="Source_20_Text">my_metric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7:12:07.750796348</meta:creation-date>
    <dc:date>2020-11-18T06:58:57.627854161</dc:date>
    <meta:editing-duration>PT23H46M4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73" meta:character-count="1292" meta:non-whitespace-character-count="1148"/>
  </office:meta>
</office:document-meta>
</file>